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 VIS's Process Definition</text:p>
      <text:p text:style-name="Standard"/>
      <text:p text:style-name="Standard"/>
      <text:list xml:id="list117552247" text:style-name="L1">
        <text:list-item>
          <text:p text:style-name="P1">Requirements specification</text:p>
          <text:list>
            <text:list-item>
              <text:p text:style-name="P1">Define Functional Requirements necessary for initial release</text:p>
            </text:list-item>
          </text:list>
        </text:list-item>
        <text:list-item>
          <text:p text:style-name="P1">Trial Code</text:p>
          <text:list>
            <text:list-item>
              <text:p text:style-name="P1">Identify resources (libraries, tools, etc.)</text:p>
            </text:list-item>
            <text:list-item>
              <text:p text:style-name="P1">Begin implementation of resources</text:p>
            </text:list-item>
            <text:list-item>
              <text:p text:style-name="P1">Code must perform as a stand-alone piece, outside of the system as a whole</text:p>
            </text:list-item>
          </text:list>
        </text:list-item>
        <text:list-item>
          <text:p text:style-name="P1">Testing</text:p>
          <text:list>
            <text:list-item>
              <text:p text:style-name="P1">If trial code fails to perform as needed, return to trial coding and research</text:p>
            </text:list-item>
            <text:list-item>
              <text:p text:style-name="P1">If trial code performs as necessary, continue development process</text:p>
            </text:list-item>
          </text:list>
        </text:list-item>
        <text:list-item>
          <text:p text:style-name="P1">Use Case Modeling</text:p>
          <text:list>
            <text:list-item>
              <text:p text:style-name="P1">Define the Actors</text:p>
            </text:list-item>
            <text:list-item>
              <text:p text:style-name="P1">Define specific events that need to be handled </text:p>
            </text:list-item>
            <text:list-item>
              <text:p text:style-name="P1">Define “sunny-day” scenarios for each event</text:p>
            </text:list-item>
            <text:list-item>
              <text:p text:style-name="P1">Define “rainy-day” scenarios for each event</text:p>
            </text:list-item>
          </text:list>
        </text:list-item>
        <text:list-item>
          <text:p text:style-name="P1">Logical Model</text:p>
          <text:list>
            <text:list-item>
              <text:p text:style-name="P1">Identify Interfaces</text:p>
            </text:list-item>
            <text:list-item>
              <text:p text:style-name="P1">Identify Objects</text:p>
            </text:list-item>
            <text:list-item>
              <text:p text:style-name="P1">Build class models</text:p>
              <text:list>
                <text:list-item>
                  <text:p text:style-name="P1">Functions</text:p>
                </text:list-item>
                <text:list-item>
                  <text:p text:style-name="P1">Data members</text:p>
                </text:list-item>
              </text:list>
            </text:list-item>
            <text:list-item>
              <text:p text:style-name="P1">Identify Dependencies</text:p>
            </text:list-item>
            <text:list-item>
              <text:p text:style-name="P1">Define how objects are interacting</text:p>
            </text:list-item>
            <text:list-item>
              <text:p text:style-name="P1">Compare against functional requirements</text:p>
              <text:list>
                <text:list-item>
                  <text:p text:style-name="P1">Fix discrepancies</text:p>
                </text:list-item>
              </text:list>
            </text:list-item>
          </text:list>
        </text:list-item>
        <text:list-item>
          <text:p text:style-name="P1">Build Component</text:p>
          <text:list>
            <text:list-item>
              <text:p text:style-name="P1">Components that change header files need to update Logical Models</text:p>
            </text:list-item>
            <text:list-item>
              <text:p text:style-name="P1">Implement Interfaces</text:p>
            </text:list-item>
            <text:list-item>
              <text:p text:style-name="P1">Implement Classes</text:p>
              <text:list>
                <text:list-item>
                  <text:p text:style-name="P1">Trial code gets implemented and applied</text:p>
                </text:list-item>
              </text:list>
            </text:list-item>
          </text:list>
        </text:list-item>
        <text:list-item>
          <text:p text:style-name="P1">Component Testing</text:p>
          <text:list>
            <text:list-item>
              <text:p text:style-name="P1">Component must perform all tasks as required</text:p>
            </text:list-item>
            <text:list-item>
              <text:p text:style-name="P1">Component must work with other components as intended</text:p>
            </text:list-item>
          </text:list>
        </text:list-item>
        <text:list-item>
          <text:p text:style-name="P1">Release(s)</text:p>
          <text:list>
            <text:list-item>
              <text:p text:style-name="P1">All tests are implemented</text:p>
            </text:list-item>
            <text:list-item>
              <text:p text:style-name="P1">All tests are passing</text:p>
            </text:list-item>
            <text:list-item>
              <text:p text:style-name="P1">Code has been reviewed </text:p>
            </text:list-item>
            <text:list-item>
              <text:p text:style-name="P1">Meets initial Functional Requirements</text:p>
            </text:list-item>
            <text:list-item>
              <text:p text:style-name="P1">Implement Non-Functional Requirements (as time allows)</text:p>
            </text:list-item>
          </text:list>
        </text:list-item>
        <text:list-item>
          <text:p text:style-name="P1">Release Testing</text:p>
          <text:list>
            <text:list-item>
              <text:p text:style-name="P1">Components are tested and accepted by 3<text:span text:style-name="T1">rd</text:span> party</text:p>
            </text:list-item>
          </text:list>
        </text:list-item>
        <text:list-item>
          <text:p text:style-name="P1"><text:s/>Distribution</text:p>
          <text:list>
            <text:list-item>
              <text:p text:style-name="P1">All requirements for this iteration have been me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1T12:57:49.22</meta:creation-date>
    <dc:date>2011-04-01T10:34:13</dc:date>
    <meta:editing-duration>PT12M59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43" meta:word-count="238" meta:character-count="1406"/>
  </office:meta>
</office:document-meta>
</file>